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6.37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6.39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4.09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4.27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1.798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88cm" fo:min-width="2.152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342cm" fo:min-width="4.959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1.342cm" fo:min-width="8.87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342cm" fo:min-width="6.218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22" style:family="graphic" style:parent-style-name="standard">
      <style:graphic-properties draw:fill-color="#ff860d" draw:textarea-horizontal-align="justify" draw:textarea-vertical-align="middle" draw:auto-grow-height="false" fo:min-height="1.164cm" fo:min-width="5.688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2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2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25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26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Extrémités_20_de_20_flèche_20_27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ff972f" draw:marker-end="Extrémités_20_de_20_flèche_20_28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860d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.719cm" svg:height="2.25cm" svg:x="1.5cm" svg:y="12.25cm">
          <text:p text:style-name="P1"><text:span text:style-name="T1">!*prec-generic-infix-parser-rec</text:span></text:p>
          <text:p text:style-name="P1"><text:span text:style-name="T1">For infix or prefix in ( …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9.75cm" svg:height="2.5cm" svg:x="10.25cm" svg:y="14.5cm">
          <text:p text:style-name="P1"><text:span text:style-name="T1">pre-check-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6.5cm" svg:height="2cm" svg:x="21.75cm" svg:y="14.75cm">
          <text:p text:style-name="P1"><text:span text:style-name="T1">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36cm" svg:y1="14.5cm" svg:x2="10.25cm" svg:y2="15.75cm" draw:start-shape="id1" draw:start-glue-point="8" draw:end-shape="id2" draw:end-glue-point="6" svg:d="M6360 14500l3890 1250" svg:viewBox="0 0 3891 1251">
          <text:p/>
        </draw:connector>
        <draw:connector draw:style-name="gr5" draw:text-style-name="P3" draw:layer="layout" draw:type="line" svg:x1="20cm" svg:y1="15.75cm" svg:x2="21.75cm" svg:y2="15.75cm" draw:start-shape="id2" draw:start-glue-point="10" draw:end-shape="id3" draw:end-glue-point="6" svg:d="M20000 15750h1750" svg:viewBox="0 0 1751 1">
          <text:p/>
        </draw:connector>
        <draw:frame draw:style-name="gr6" draw:text-style-name="P4" draw:layer="layout" svg:width="10.5cm" svg:height="1.673cm" svg:x="9.75cm" svg:y="17.827cm">
          <draw:text-box>
            <text:p><text:span text:style-name="T2">infix-with-precedence-to-prefix</text:span></text:p>
          </draw:text-box>
        </draw:frame>
        <draw:connector draw:style-name="gr7" draw:text-style-name="P3" draw:layer="layout" draw:type="curve" svg:x1="22.701cm" svg:y1="16.457cm" svg:x2="27.299cm" svg:y2="16.457cm" draw:start-shape="id3" draw:start-glue-point="7" draw:end-shape="id3" draw:end-glue-point="9" svg:d="M22701 16457c0 1192 4598 1192 4598 0" svg:viewBox="0 0 4599 895">
          <text:p/>
        </draw:connector>
        <draw:custom-shape draw:style-name="gr8" draw:text-style-name="P2" xml:id="id4" draw:id="id4" draw:layer="layout" svg:width="6.75cm" svg:height="1.5cm" svg:x="21.5cm" svg:y="12cm">
          <text:p text:style-name="P1"><text:span text:style-name="T1">!*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25cm" svg:y1="14.75cm" svg:x2="24.875cm" svg:y2="13.5cm" draw:start-shape="id3" draw:start-glue-point="4" draw:end-shape="id4" draw:end-glue-point="8" svg:d="M25000 14750l-125-1250" svg:viewBox="0 0 126 1251">
          <text:p/>
        </draw:connector>
        <draw:connector draw:style-name="gr10" draw:text-style-name="P3" draw:layer="layout" draw:type="curve" svg:x1="22.488cm" svg:y1="12.219cm" svg:x2="27.262cm" svg:y2="12.219cm" draw:start-shape="id4" draw:start-glue-point="5" draw:end-shape="id4" draw:end-glue-point="11" svg:d="M22488 12219c0-1080 4774-1080 4774 0" svg:viewBox="0 0 4775 811">
          <text:p/>
        </draw:connector>
        <draw:custom-shape draw:style-name="gr11" draw:text-style-name="P2" xml:id="id6" draw:id="id6" draw:layer="layout" svg:width="3.25cm" svg:height="1.5cm" svg:x="5.25cm" svg:y="3.5cm">
          <text:p text:style-name="P1"><text:span text:style-name="T1">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5" draw:id="id5" draw:layer="layout" svg:width="3.75cm" svg:height="1.75cm" svg:x="1.5cm" svg:y="1.25cm">
          <text:p text:style-name="P1"><text:span text:style-name="T1">define-in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4.701cm" svg:y1="2.744cm" svg:x2="5.726cm" svg:y2="3.719cm" draw:start-shape="id5" draw:start-glue-point="9" draw:end-shape="id6" draw:end-glue-point="5" svg:d="M4701 2744l1025 975" svg:viewBox="0 0 1026 976">
          <text:p/>
        </draw:connector>
        <draw:connector draw:style-name="gr14" draw:text-style-name="P3" draw:layer="layout" draw:type="line" svg:x1="6.141cm" svg:y1="9.25cm" svg:x2="6.36cm" svg:y2="12.25cm" draw:start-shape="id7" draw:start-glue-point="8" draw:end-shape="id1" draw:end-glue-point="4" svg:d="M6141 9250l219 3000" svg:viewBox="0 0 220 3001">
          <text:p/>
        </draw:connector>
        <draw:connector draw:style-name="gr15" draw:text-style-name="P3" draw:layer="layout" draw:type="curve" draw:line-skew="0.562cm -0.438cm" svg:x1="11.219cm" svg:y1="13.375cm" svg:x2="9.796cm" svg:y2="12.579cm" draw:start-shape="id1" draw:start-glue-point="10" draw:end-shape="id1" draw:end-glue-point="11" svg:d="M11219 13375c1594 0 1329-1032 575-1707s-1998-991-1998 911" svg:viewBox="0 0 2596 2232">
          <text:p/>
        </draw:connector>
        <draw:custom-shape draw:style-name="gr16" draw:text-style-name="P2" xml:id="id7" draw:id="id7" draw:layer="layout" svg:width="7.719cm" svg:height="2.25cm" svg:x="2.281cm" svg:y="7cm">
          <text:p text:style-name="P1"><text:span text:style-name="T1">!*prec-generic-infix-parser</text:span></text:p>
          <text:p text:style-name="P1"><text:span text:style-name="T1">For infix only in { ... } or from {array[ … ]},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line" svg:x1="6.875cm" svg:y1="5cm" svg:x2="6.141cm" svg:y2="7cm" draw:start-shape="id6" draw:start-glue-point="8" draw:end-shape="id7" draw:end-glue-point="4" svg:d="M6875 5000l-734 2000" svg:viewBox="0 0 735 2001">
          <text:p/>
        </draw:connector>
        <draw:custom-shape draw:style-name="gr18" draw:text-style-name="P2" xml:id="id8" draw:id="id8" draw:layer="layout" svg:width="13.25cm" svg:height="2.25cm" svg:x="14.25cm" svg:y="1.5cm">
          <text:p text:style-name="P1"><text:span text:style-name="T1">!*prec-generic-infix-parser-prepare-runtime</text:span></text:p>
          <text:p text:style-name="P1"><text:span text:style-name="T1">For infix only in { ... } that need runtime evalu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draw:type="line" svg:x1="8.5cm" svg:y1="4.25cm" svg:x2="14.25cm" svg:y2="2.625cm" draw:start-shape="id6" draw:start-glue-point="10" draw:end-shape="id8" draw:end-glue-point="6" svg:d="M8500 4250l5750-1625" svg:viewBox="0 0 5751 1626">
          <text:p/>
        </draw:connector>
        <draw:custom-shape draw:style-name="gr20" draw:text-style-name="P2" xml:id="id9" draw:id="id9" draw:layer="layout" svg:width="9.5cm" svg:height="2.25cm" svg:x="18.5cm" svg:y="7.75cm">
          <text:p text:style-name="P1"><text:span text:style-name="T1">!*prec-generic-infix-parser-rec-prep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" draw:layer="layout" draw:type="line" svg:x1="25.56cm" svg:y1="3.421cm" svg:x2="23.25cm" svg:y2="7.75cm" draw:start-shape="id8" draw:start-glue-point="9" draw:end-shape="id9" draw:end-glue-point="4" svg:d="M25560 3421l-2310 4329" svg:viewBox="0 0 2311 4330">
          <text:p/>
        </draw:connector>
        <draw:custom-shape draw:style-name="gr22" draw:text-style-name="P5" xml:id="id10" draw:id="id10" draw:layer="layout" svg:width="8.75cm" svg:height="2cm" svg:x="10cm" svg:y="4.75cm">
          <text:p text:style-name="P1"><text:span text:style-name="T3">!*prec-generic-infix-parser-runtime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draw:line-skew="-0.412cm -0.188cm" svg:x1="28cm" svg:y1="8.875cm" svg:x2="26.609cm" svg:y2="8.079cm" draw:start-shape="id9" draw:start-glue-point="10" draw:end-shape="id9" draw:end-glue-point="11" svg:d="M28000 8875c135 0 112-907-269-1488s-1122-835-1122 692" svg:viewBox="0 0 1467 1942">
          <text:p/>
        </draw:connector>
        <draw:connector draw:style-name="gr24" draw:text-style-name="P3" draw:layer="layout" draw:type="line" svg:x1="14.375cm" svg:y1="6.75cm" svg:x2="15.125cm" svg:y2="14.5cm" draw:start-shape="id10" draw:start-glue-point="8" draw:end-shape="id2" draw:end-glue-point="4" svg:d="M14375 6750l750 7750" svg:viewBox="0 0 751 7751">
          <text:p/>
        </draw:connector>
        <draw:connector draw:style-name="gr25" draw:text-style-name="P3" draw:layer="layout" draw:type="line" svg:x1="10cm" svg:y1="8.125cm" svg:x2="15.125cm" svg:y2="14.5cm" draw:start-shape="id7" draw:start-glue-point="10" draw:end-shape="id2" draw:end-glue-point="4" svg:d="M10000 8125l5125 6375" svg:viewBox="0 0 5126 6376">
          <text:p/>
        </draw:connector>
        <draw:connector draw:style-name="gr26" draw:text-style-name="P3" draw:layer="layout" draw:type="line" svg:x1="19.891cm" svg:y1="9.671cm" svg:x2="18.573cm" svg:y2="14.866cm" draw:start-shape="id9" draw:start-glue-point="7" draw:end-shape="id2" draw:end-glue-point="11" svg:d="M19891 9671l-1318 5195" svg:viewBox="0 0 1319 5196">
          <text:p/>
        </draw:connector>
        <draw:connector draw:style-name="gr27" draw:text-style-name="P3" draw:layer="layout" draw:type="line" svg:x1="20.875cm" svg:y1="3.75cm" svg:x2="15.125cm" svg:y2="14.5cm" draw:start-shape="id8" draw:start-glue-point="8" draw:end-shape="id2" draw:end-glue-point="4" svg:d="M20875 3750l-5750 10750" svg:viewBox="0 0 5751 10751">
          <text:p/>
        </draw:connector>
        <draw:connector draw:style-name="gr28" draw:text-style-name="P3" draw:layer="layout" draw:type="line" svg:x1="16.19cm" svg:y1="3.421cm" svg:x2="14.375cm" svg:y2="4.75cm" draw:start-shape="id8" draw:start-glue-point="7" draw:end-shape="id10" draw:end-glue-point="4" svg:d="M16190 3421l-1815 1329" svg:viewBox="0 0 1816 133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4" draw:display-name="Extrémités de flèche 4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3:27:08.266947023</meta:creation-date>
    <dc:date>2025-09-08T00:46:06.975266398</dc:date>
    <meta:editing-duration>P1DT4H5M30S</meta:editing-duration>
    <meta:editing-cycles>26</meta:editing-cycles>
    <meta:generator>LibreOffice/24.2.7.2$Linux_X86_64 LibreOffice_project/420$Build-2</meta:generator>
    <meta:document-statistic meta:object-count="28"/>
  </office:meta>
</office:document-meta>
</file>